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<text:a xlink:href="https://numpy.org/doc/stable/reference/generated/numpy.copyto.html" xlink:type="simple">numpy.copyt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hape.html" xlink:type="simple">numpy.shape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reshape.html" xlink:type="simple">numpy.resha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avel.html" xlink:type="simple">numpy.ravel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ndarray.flat.html" xlink:type="simple">numpy.ndarray.fla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ndarray.flatten.html" xlink:type="simple">numpy.ndarray.flatten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moveaxis.html" xlink:type="simple">numpy.moveaxi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rollaxis.html" xlink:type="simple">numpy.rollaxi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swapaxes.html" xlink:type="simple">numpy.swapaxe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ndarray.T.html" xlink:type="simple">numpy.ndarray.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transpose.html" xlink:type="simple">numpy.transpose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atleast_1d.html" xlink:type="simple">numpy.atleast_1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atleast_2d.html" xlink:type="simple">numpy.atleast_2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atleast_3d.html" xlink:type="simple">numpy.atleast_3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broadcast.html" xlink:type="simple">numpy.broadcas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broadcast_to.html" xlink:type="simple">numpy.broadcast_to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broadcast_arrays.html" xlink:type="simple">numpy.broadcast_array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expand_dims.html" xlink:type="simple">numpy.expand_dim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squeeze.html#" xlink:type="simple">numpy.squeeze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asarray.html" xlink:type="simple">numpy.asarray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asanyarray.html" xlink:type="simple">numpy.asanyarray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asmatrix.html" xlink:type="simple">numpy.asmatrix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asfarray.html" xlink:type="simple">numpy.asfarray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asfortranarray.html" xlink:type="simple">numpy.asfortranarray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ascontiguousarray.html" xlink:type="simple">numpy.ascontiguousarray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asarray_chkfinite.html" xlink:type="simple">numpy.asarray_chkfinite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require.html" xlink:type="simple">numpy.require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concatenate.html" xlink:type="simple">numpy.concatena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tack.html" xlink:type="simple">numpy.st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lock.html" xlink:type="simple">numpy.block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vstack.html" xlink:type="simple">numpy.vstack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hstack.html" xlink:type="simple">numpy.hstack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dstack.html" xlink:type="simple">numpy.dstack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column_stack.html" xlink:type="simple">numpy.column_stack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row_stack.html" xlink:type="simple">numpy.row_st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plit.html" xlink:type="simple">numpy.spli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array_split.html" xlink:type="simple">numpy.array_spl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split.html" xlink:type="simple">numpy.dspl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hsplit.html" xlink:type="simple">numpy.hspl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vsplit.html" xlink:type="simple">numpy.vspl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ile.html" xlink:type="simple">numpy.ti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epeat.html" xlink:type="simple">numpy.repea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elete.html" xlink:type="simple">numpy.dele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nsert.html" xlink:type="simple">numpy.inser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append.html" xlink:type="simple">numpy.appe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esize.html" xlink:type="simple">numpy.resize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trim_zeros.html" xlink:type="simple">numpy.trim_zero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unique.html" xlink:type="simple">numpy.uniqu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lip.html" xlink:type="simple">numpy.fli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liplr.html" xlink:type="simple">numpy.flipl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lipud.html" xlink:type="simple">numpy.flipu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reshape.html" xlink:type="simple">numpy.resha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oll.html" xlink:type="simple">numpy.rol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ot90.html" xlink:type="simple">numpy.rot90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mpty.html" xlink:type="simple">numpy.empt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mpty_like.html" xlink:type="simple">numpy.empty_lik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ye.html" xlink:type="simple">numpy.ey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dentity.html" xlink:type="simple">numpy.identit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ones.html" xlink:type="simple">numpy.on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ones_like.html" xlink:type="simple">numpy.ones_lik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zeros.html" xlink:type="simple">numpy.zero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zeros_like.html" xlink:type="simple">numpy.zeros_lik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ull.html" xlink:type="simple">numpy.ful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ull_like.html" xlink:type="simple">numpy.full_lik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ray.html" xlink:type="simple">numpy.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sarray.html" xlink:type="simple">numpy.as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sanyarray.html" xlink:type="simple">numpy.asany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scontiguousarray.html" xlink:type="simple">numpy.ascontiguous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smatrix.html" xlink:type="simple">numpy.asmatri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py.html" xlink:type="simple">numpy.cop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rombuffer.html" xlink:type="simple">numpy.frombuff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rom_dlpack.html" xlink:type="simple">numpy.from_dlp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romfile.html" xlink:type="simple">numpy.fromfi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romfunction.html" xlink:type="simple">numpy.fromfunct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romiter.html" xlink:type="simple">numpy.fromit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romstring.html" xlink:type="simple">numpy.fromstrin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adtxt.html" xlink:type="simple">numpy.loadtx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re.records.array.html" xlink:type="simple">numpy.core.records.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re.records.fromarrays.html" xlink:type="simple">numpy.core.records.fromarray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re.records.fromrecords.html" xlink:type="simple">numpy.core.records.fromrecord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re.records.fromstring.html" xlink:type="simple">numpy.core.records.fromstrin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re.records.fromfile.html" xlink:type="simple">numpy.core.records.fromfi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re.defchararray.array.html" xlink:type="simple">numpy.core.defchararray.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re.defchararray.asarray.html" xlink:type="simple">numpy.core.defchararray.as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ange.html" xlink:type="simple">numpy.arang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space.html" xlink:type="simple">numpy.linspac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gspace.html" xlink:type="simple">numpy.logspac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geomspace.html" xlink:type="simple">numpy.geomspac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eshgrid.html" xlink:type="simple">numpy.meshgri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grid.html" xlink:type="simple">numpy.mgri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ogrid.html" xlink:type="simple">numpy.ogri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ag.html" xlink:type="simple">numpy.dia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agflat.html" xlink:type="simple">numpy.diagfla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ri.html" xlink:type="simple">numpy.tri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ril.html" xlink:type="simple">numpy.tri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riu.html" xlink:type="simple">numpy.triu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vander.html" xlink:type="simple">numpy.vand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t.html" xlink:type="simple">numpy.ma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mat.html" xlink:type="simple">numpy.bma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itwise_and.html" xlink:type="simple">numpy.bitwise_a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itwise_or.html" xlink:type="simple">numpy.bitwise_o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itwise_xor.html" xlink:type="simple">numpy.bitwise_xo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nvert.html" xlink:type="simple">numpy.inver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eft_shift.html" xlink:type="simple">numpy.left_shif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ight_shift.html" xlink:type="simple">numpy.right_shif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ackbits.html" xlink:type="simple">numpy.packbit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unpackbits.html" xlink:type="simple">numpy.unpackbit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inary_repr.html" xlink:type="simple">numpy.binary_rep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add.html" xlink:type="simple">numpy.char.ad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multiply.html" xlink:type="simple">numpy.char.multipl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mod.html" xlink:type="simple">numpy.char.mo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capitalize.html" xlink:type="simple">numpy.char.capitaliz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center.html" xlink:type="simple">numpy.char.cent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decode.html" xlink:type="simple">numpy.char.decod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encode.html" xlink:type="simple">numpy.char.encod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expandtabs.html" xlink:type="simple">numpy.char.expandtab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join.html" xlink:type="simple">numpy.char.jo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ljust.html" xlink:type="simple">numpy.char.ljus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lower.html" xlink:type="simple">numpy.char.low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lstrip.html" xlink:type="simple">numpy.char.lstri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partition.html" xlink:type="simple">numpy.char.partit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replace.html" xlink:type="simple">numpy.char.replac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rjust.html" xlink:type="simple">numpy.char.rjus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rpartition.html" xlink:type="simple">numpy.char.rpartit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rsplit.html" xlink:type="simple">numpy.char.rspl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rstrip.html" xlink:type="simple">numpy.char.rstri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split.html" xlink:type="simple">numpy.char.spl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splitlines.html" xlink:type="simple">numpy.char.splitlin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strip.html" xlink:type="simple">numpy.char.stri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swapcase.html" xlink:type="simple">numpy.char.swapcas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title.html" xlink:type="simple">numpy.char.tit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translate.html" xlink:type="simple">numpy.char.transla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upper.html" xlink:type="simple">numpy.char.upp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zfill.html" xlink:type="simple">numpy.char.zfil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equal.html" xlink:type="simple">numpy.char.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not_equal.html" xlink:type="simple">numpy.char.not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greater_equal.html" xlink:type="simple">numpy.char.greater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less_equal.html" xlink:type="simple">numpy.char.less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greater.html" xlink:type="simple">numpy.char.great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less.html" xlink:type="simple">numpy.char.les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compare_chararrays.html" xlink:type="simple">numpy.char.compare_chararray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count.html" xlink:type="simple">numpy.char.coun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endswith.html" xlink:type="simple">numpy.char.endswith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find.html" xlink:type="simple">numpy.char.fi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index.html" xlink:type="simple">numpy.char.inde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isalpha.html" xlink:type="simple">numpy.char.isalpha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isalnum.html" xlink:type="simple">numpy.char.isalnu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isdecimal.html" xlink:type="simple">numpy.char.isdecim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isdigit.html" xlink:type="simple">numpy.char.isdig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islower.html" xlink:type="simple">numpy.char.islow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isnumeric.html" xlink:type="simple">numpy.char.isnumeric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isspace.html" xlink:type="simple">numpy.char.isspac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istitle.html" xlink:type="simple">numpy.char.istit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isupper.html" xlink:type="simple">numpy.char.isupp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rfind.html" xlink:type="simple">numpy.char.rfi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rindex.html" xlink:type="simple">numpy.char.rinde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startswith.html" xlink:type="simple">numpy.char.startswith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str_len.html" xlink:type="simple">numpy.char.str_le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array.html" xlink:type="simple">numpy.char.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asarray.html" xlink:type="simple">numpy.char.as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har.chararray.html" xlink:type="simple">numpy.char.chararray </text:a> </text:p>
          </table:table-cell>
        </table:table-row>
        <table:table-row table:style-name="ro2">
          <table:table-cell office:value-type="string" calcext:value-type="string">
            <text:p>numpy.ctypeslib.as_array</text:p>
          </table:table-cell>
        </table:table-row>
        <table:table-row table:style-name="ro2">
          <table:table-cell office:value-type="string" calcext:value-type="string">
            <text:p>numpy.ctypeslib.as_ctypes</text:p>
          </table:table-cell>
        </table:table-row>
        <table:table-row table:style-name="ro2">
          <table:table-cell office:value-type="string" calcext:value-type="string">
            <text:p>numpy.ctypeslib.as_ctypes_type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atetime_as_string.html" xlink:type="simple">numpy.datetime_as_strin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atetime_data.html" xlink:type="simple">numpy.datetime_data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usdaycalendar.html" xlink:type="simple">numpy.busdaycalenda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_busday.html" xlink:type="simple">numpy.is_busd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usday_offset.html" xlink:type="simple">numpy.busday_offse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usday_count.html" xlink:type="simple">numpy.busday_coun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an_cast.html" xlink:type="simple">numpy.can_cas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romote_types.html" xlink:type="simple">numpy.promote_typ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in_scalar_type.html" xlink:type="simple">numpy.min_scalar_ty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esult_type.html" xlink:type="simple">numpy.result_ty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mmon_type.html" xlink:type="simple">numpy.common_ty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obj2sctype.html" xlink:type="simple">numpy.obj2scty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type.html" xlink:type="simple">numpy.dty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ormat_parser.html" xlink:type="simple">numpy.format_pars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info.html" xlink:type="simple">numpy.finf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info.html" xlink:type="simple">numpy.iinf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sctype.html" xlink:type="simple">numpy.isscty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subdtype.html" xlink:type="simple">numpy.issubdty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subsctype.html" xlink:type="simple">numpy.issubscty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subclass_.html" xlink:type="simple">numpy.issubclass_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ind_common_type.html" xlink:type="simple">numpy.find_common_ty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ypename.html" xlink:type="simple">numpy.typenam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ctype2char.html" xlink:type="simple">numpy.sctype2cha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intypecode.html" xlink:type="simple">numpy.mintypecod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ximum_sctype.html" xlink:type="simple">numpy.maximum_scty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math.sqrt.html" xlink:type="simple">numpy.emath.sqr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math.log.html" xlink:type="simple">numpy.emath.lo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math.log2.html" xlink:type="simple">numpy.emath.log2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math.logn.html" xlink:type="simple">numpy.emath.log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math.log10.html" xlink:type="simple">numpy.emath.log10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math.power.html" xlink:type="simple">numpy.emath.pow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math.arccos.html" xlink:type="simple">numpy.emath.arcco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math.arcsin.html" xlink:type="simple">numpy.emath.arcs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math.arctanh.html" xlink:type="simple">numpy.emath.arctanh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eterr.html" xlink:type="simple">numpy.seter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geterr.html" xlink:type="simple">numpy.geter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eterrcall.html" xlink:type="simple">numpy.seterrcal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geterrcall.html" xlink:type="simple">numpy.geterrcal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rrstate.html" xlink:type="simple">numpy.errsta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eterrobj.html" xlink:type="simple">numpy.seterrobj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geterrobj.html" xlink:type="simple">numpy.geterrobj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fft.html" xlink:type="simple">numpy.fft.ff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ifft.html" xlink:type="simple">numpy.fft.iff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fft2.html" xlink:type="simple">numpy.fft.fft2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ifft2.html" xlink:type="simple">numpy.fft.ifft2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fftn.html" xlink:type="simple">numpy.fft.fft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ifftn.html" xlink:type="simple">numpy.fft.ifft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rfft.html" xlink:type="simple">numpy.fft.rff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irfft.html" xlink:type="simple">numpy.fft.irff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rfft2.html" xlink:type="simple">numpy.fft.rfft2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irfft2.html" xlink:type="simple">numpy.fft.irfft2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rfftn.html" xlink:type="simple">numpy.fft.rfft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irfftn.html" xlink:type="simple">numpy.fft.irfft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hfft.html" xlink:type="simple">numpy.fft.hff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ihfft.html" xlink:type="simple">numpy.fft.ihff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fftfreq.html" xlink:type="simple">numpy.fft.fftfreq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rfftfreq.html" xlink:type="simple">numpy.fft.rfftfreq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fftshift.html" xlink:type="simple">numpy.fft.fftshif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ft.ifftshift.html" xlink:type="simple">numpy.fft.ifftshif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pply_along_axis.html" xlink:type="simple">numpy.apply_along_axi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pply_over_axes.html" xlink:type="simple">numpy.apply_over_ax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vectorize.html" xlink:type="simple">numpy.vectoriz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rompyfunc.html" xlink:type="simple">numpy.frompyfunc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iecewise.html" xlink:type="simple">numpy.piecewis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okfor.html" xlink:type="simple">numpy.lookfo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nfo.html" xlink:type="simple">numpy.inf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ource.html" xlink:type="simple">numpy.sourc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ad.html" xlink:type="simple">numpy.loa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ave.html" xlink:type="simple">numpy.sav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avez.html" xlink:type="simple">numpy.savez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avez_compressed.html" xlink:type="simple">numpy.savez_compresse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adtxt.html" xlink:type="simple">numpy.loadtx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avetxt.html" xlink:type="simple">numpy.savetx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genfromtxt.html" xlink:type="simple">numpy.genfromtx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romregex.html" xlink:type="simple">numpy.fromrege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romstring.html" xlink:type="simple">numpy.fromstrin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darray.tofile.html" xlink:type="simple">numpy.ndarray.tofi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darray.tolist.html" xlink:type="simple">numpy.ndarray.tolis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ray2string.html" xlink:type="simple">numpy.array2strin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ray_repr.html" xlink:type="simple">numpy.array_rep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ray_str.html" xlink:type="simple">numpy.array_st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ormat_float_positional.html" xlink:type="simple">numpy.format_float_position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ormat_float_scientific.html" xlink:type="simple">numpy.format_float_scientific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emmap.html" xlink:type="simple">numpy.memma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b.format.open_memmap.html" xlink:type="simple">numpy.lib.format.open_memma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et_printoptions.html" xlink:type="simple">numpy.set_printoption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get_printoptions.html" xlink:type="simple">numpy.get_printoption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et_string_function.html" xlink:type="simple">numpy.set_string_funct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rintoptions.html" xlink:type="simple">numpy.printoption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inary_repr.html" xlink:type="simple">numpy.binary_rep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ase_repr.html" xlink:type="simple">numpy.base_rep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ataSource.html" xlink:type="simple">numpy.DataSourc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b.format.html" xlink:type="simple">numpy.lib.forma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ot.html" xlink:type="simple">numpy.do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multi_dot.html" xlink:type="simple">numpy.linalg.multi_do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vdot.html" xlink:type="simple">numpy.vdo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nner.html" xlink:type="simple">numpy.inn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outer.html" xlink:type="simple">numpy.out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tmul.html" xlink:type="simple">numpy.matmu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nsordot.html" xlink:type="simple">numpy.tensordo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insum.html" xlink:type="simple">numpy.einsu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insum_path.html" xlink:type="simple">numpy.einsum_path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matrix_power.html" xlink:type="simple">numpy.linalg.matrix_pow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kron.html" xlink:type="simple">numpy.kr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cholesky.html" xlink:type="simple">numpy.linalg.cholesk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qr.html" xlink:type="simple">numpy.linalg.q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svd.html" xlink:type="simple">numpy.linalg.sv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eig.html" xlink:type="simple">numpy.linalg.ei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eigh.html" xlink:type="simple">numpy.linalg.eigh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eigvals.html" xlink:type="simple">numpy.linalg.eigval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eigvalsh.html" xlink:type="simple">numpy.linalg.eigvalsh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norm.html" xlink:type="simple">numpy.linalg.nor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cond.html" xlink:type="simple">numpy.linalg.co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det.html" xlink:type="simple">numpy.linalg.de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matrix_rank.html" xlink:type="simple">numpy.linalg.matrix_ran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slogdet.html" xlink:type="simple">numpy.linalg.slogde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race.html" xlink:type="simple">numpy.trac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solve.html" xlink:type="simple">numpy.linalg.solv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tensorsolve.html" xlink:type="simple">numpy.linalg.tensorsolv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lstsq.html" xlink:type="simple">numpy.linalg.lstsq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inv.html" xlink:type="simple">numpy.linalg.inv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pinv.html" xlink:type="simple">numpy.linalg.pinv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tensorinv.html" xlink:type="simple">numpy.linalg.tensorinv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nalg.LinAlgError.html" xlink:type="simple">numpy.linalg.LinAlgErro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ll.html" xlink:type="simple">numpy.al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ny.html" xlink:type="simple">numpy.an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finite.html" xlink:type="simple">numpy.isfini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inf.html" xlink:type="simple">numpy.isinf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nan.html" xlink:type="simple">numpy.isna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nat.html" xlink:type="simple">numpy.isna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neginf.html" xlink:type="simple">numpy.isneginf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posinf.html" xlink:type="simple">numpy.isposinf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complex.html" xlink:type="simple">numpy.iscomple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complexobj.html" xlink:type="simple">numpy.iscomplexobj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fortran.html" xlink:type="simple">numpy.isfortra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real.html" xlink:type="simple">numpy.isre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realobj.html" xlink:type="simple">numpy.isrealobj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scalar.html" xlink:type="simple">numpy.isscala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gical_and.html" xlink:type="simple">numpy.logical_a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gical_or.html" xlink:type="simple">numpy.logical_o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gical_not.html" xlink:type="simple">numpy.logical_no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gical_xor.html" xlink:type="simple">numpy.logical_xo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llclose.html" xlink:type="simple">numpy.allclos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close.html" xlink:type="simple">numpy.isclos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ray_equal.html" xlink:type="simple">numpy.array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ray_equiv.html" xlink:type="simple">numpy.array_equiv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greater.html" xlink:type="simple">numpy.great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greater_equal.html" xlink:type="simple">numpy.greater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ess.html" xlink:type="simple">numpy.les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ess_equal.html" xlink:type="simple">numpy.less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qual.html" xlink:type="simple">numpy.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ot_equal.html" xlink:type="simple">numpy.not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Type.html" xlink:type="simple">numpy.ma.MaskTy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array.html" xlink:type="simple">numpy.ma.masked_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rray.html" xlink:type="simple">numpy.ma.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py.html" xlink:type="simple">numpy.ma.cop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frombuffer.html" xlink:type="simple">numpy.ma.frombuff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fromfunction.html" xlink:type="simple">numpy.ma.fromfunct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copy.html" xlink:type="simple">numpy.ma.MaskedArray.cop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diagflat.html" xlink:type="simple">numpy.ma.diagfla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empty.html" xlink:type="simple">numpy.ma.empt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empty_like.html" xlink:type="simple">numpy.ma.empty_lik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all.html" xlink:type="simple">numpy.ma.masked_al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all_like.html" xlink:type="simple">numpy.ma.masked_all_lik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ones.html" xlink:type="simple">numpy.ma.on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ones_like.html" xlink:type="simple">numpy.ma.ones_lik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zeros.html" xlink:type="simple">numpy.ma.zero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zeros_like.html" xlink:type="simple">numpy.ma.zeros_lik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ll.html" xlink:type="simple">numpy.ma.al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ny.html" xlink:type="simple">numpy.ma.an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unt.html" xlink:type="simple">numpy.ma.coun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unt_masked.html" xlink:type="simple">numpy.ma.count_maske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getmask.html" xlink:type="simple">numpy.ma.getmas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getmaskarray.html" xlink:type="simple">numpy.ma.getmask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getdata.html" xlink:type="simple">numpy.ma.getdata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nonzero.html" xlink:type="simple">numpy.ma.nonzer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hape.html" xlink:type="simple">numpy.ma.sha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ize.html" xlink:type="simple">numpy.ma.siz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is_masked.html" xlink:type="simple">numpy.ma.is_maske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is_mask.html" xlink:type="simple">numpy.ma.is_mas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isMaskedArray.html" xlink:type="simple">numpy.ma.isMasked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isMA.html" xlink:type="simple">numpy.ma.isMA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isarray.html" xlink:type="simple">numpy.ma.is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isin.html" xlink:type="simple">numpy.ma.is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in1d.html" xlink:type="simple">numpy.ma.in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unique.html" xlink:type="simple">numpy.ma.uniqu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all.html" xlink:type="simple">numpy.ma.MaskedArray.al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any.html" xlink:type="simple">numpy.ma.MaskedArray.an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count.html" xlink:type="simple">numpy.ma.MaskedArray.coun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nonzero.html" xlink:type="simple">numpy.ma.MaskedArray.nonzer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hape.html" xlink:type="simple">numpy.ma.sha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ize.html" xlink:type="simple">numpy.ma.siz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ravel.html" xlink:type="simple">numpy.ma.rave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reshape.html" xlink:type="simple">numpy.ma.resha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resize.html" xlink:type="simple">numpy.ma.resiz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flatten.html" xlink:type="simple">numpy.ma.MaskedArray.flatte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ravel.html" xlink:type="simple">numpy.ma.MaskedArray.rave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reshape.html" xlink:type="simple">numpy.ma.MaskedArray.reshap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resize.html" xlink:type="simple">numpy.ma.MaskedArray.resiz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wapaxes.html" xlink:type="simple">numpy.ma.swapax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transpose.html" xlink:type="simple">numpy.ma.transpos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swapaxes.html" xlink:type="simple">numpy.ma.MaskedArray.swapax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transpose.html" xlink:type="simple">numpy.ma.MaskedArray.transpos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tleast_1d.html" xlink:type="simple">numpy.ma.atleast_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tleast_2d.html" xlink:type="simple">numpy.ma.atleast_2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tleast_3d.html" xlink:type="simple">numpy.ma.atleast_3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expand_dims.html" xlink:type="simple">numpy.ma.expand_dim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queeze.html" xlink:type="simple">numpy.ma.squeez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squeeze.html" xlink:type="simple">numpy.ma.MaskedArray.squeez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tack.html" xlink:type="simple">numpy.ma.st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lumn_stack.html" xlink:type="simple">numpy.ma.column_st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ncatenate.html" xlink:type="simple">numpy.ma.concatena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dstack.html" xlink:type="simple">numpy.ma.dst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hstack.html" xlink:type="simple">numpy.ma.hst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hsplit.html" xlink:type="simple">numpy.ma.hspl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r_.html" xlink:type="simple">numpy.ma.mr_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row_stack.html" xlink:type="simple">numpy.ma.row_st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vstack.html" xlink:type="simple">numpy.ma.vst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ncatenate.html" xlink:type="simple">numpy.ma.concatena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tack.html" xlink:type="simple">numpy.ma.st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vstack.html" xlink:type="simple">numpy.ma.vst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hstack.html" xlink:type="simple">numpy.ma.hst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dstack.html" xlink:type="simple">numpy.ma.dst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lumn_stack.html" xlink:type="simple">numpy.ma.column_stac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ppend.html" xlink:type="simple">numpy.ma.appe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ke_mask.html" xlink:type="simple">numpy.ma.make_mas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ke_mask_none.html" xlink:type="simple">numpy.ma.make_mask_non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_or.html" xlink:type="simple">numpy.ma.mask_o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ke_mask_descr.html" xlink:type="simple">numpy.ma.make_mask_desc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getmask.html" xlink:type="simple">numpy.ma.getmas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getmaskarray.html" xlink:type="simple">numpy.ma.getmask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array.mask.html" xlink:type="simple">numpy.ma.masked_array.mas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ndenumerate.html" xlink:type="simple">numpy.ma.ndenumera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flatnotmasked_contiguous.html" xlink:type="simple">numpy.ma.flatnotmasked_contiguou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flatnotmasked_edges.html" xlink:type="simple">numpy.ma.flatnotmasked_edg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notmasked_contiguous.html" xlink:type="simple">numpy.ma.notmasked_contiguou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notmasked_edges.html" xlink:type="simple">numpy.ma.notmasked_edg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lump_masked.html" xlink:type="simple">numpy.ma.clump_maske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lump_unmasked.html" xlink:type="simple">numpy.ma.clump_unmaske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_cols.html" xlink:type="simple">numpy.ma.mask_col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_or.html" xlink:type="simple">numpy.ma.mask_o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_rowcols.html" xlink:type="simple">numpy.ma.mask_rowcol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_rows.html" xlink:type="simple">numpy.ma.mask_row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harden_mask.html" xlink:type="simple">numpy.ma.harden_mas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often_mask.html" xlink:type="simple">numpy.ma.soften_mas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harden_mask.html" xlink:type="simple">numpy.ma.MaskedArray.harden_mas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soften_mask.html" xlink:type="simple">numpy.ma.MaskedArray.soften_mas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shrink_mask.html" xlink:type="simple">numpy.ma.MaskedArray.shrink_mas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unshare_mask.html" xlink:type="simple">numpy.ma.MaskedArray.unshare_mask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sarray.html" xlink:type="simple">numpy.ma.as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sanyarray.html" xlink:type="simple">numpy.ma.asanyarra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fix_invalid.html" xlink:type="simple">numpy.ma.fix_invali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equal.html" xlink:type="simple">numpy.ma.masked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greater.html" xlink:type="simple">numpy.ma.masked_great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greater_equal.html" xlink:type="simple">numpy.ma.masked_greater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inside.html" xlink:type="simple">numpy.ma.masked_insid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invalid.html" xlink:type="simple">numpy.ma.masked_invali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less.html" xlink:type="simple">numpy.ma.masked_les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less_equal.html" xlink:type="simple">numpy.ma.masked_less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not_equal.html" xlink:type="simple">numpy.ma.masked_not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object.html" xlink:type="simple">numpy.ma.masked_objec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outside.html" xlink:type="simple">numpy.ma.masked_outsid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values.html" xlink:type="simple">numpy.ma.masked_valu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_where.html" xlink:type="simple">numpy.ma.masked_wher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mpress_cols.html" xlink:type="simple">numpy.ma.compress_col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mpress_rowcols.html" xlink:type="simple">numpy.ma.compress_rowcol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mpress_rows.html" xlink:type="simple">numpy.ma.compress_row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mpressed.html" xlink:type="simple">numpy.ma.compresse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filled.html" xlink:type="simple">numpy.ma.fille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compressed.html" xlink:type="simple">numpy.ma.MaskedArray.compresse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filled.html" xlink:type="simple">numpy.ma.MaskedArray.fille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tofile.html" xlink:type="simple">numpy.ma.MaskedArray.tofi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tolist.html" xlink:type="simple">numpy.ma.MaskedArray.tolis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torecords.html" xlink:type="simple">numpy.ma.MaskedArray.torecord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tobytes.html" xlink:type="simple">numpy.ma.MaskedArray.tobyt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mmon_fill_value.html" xlink:type="simple">numpy.ma.common_fill_valu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default_fill_value.html" xlink:type="simple">numpy.ma.default_fill_valu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ximum_fill_value.html" xlink:type="simple">numpy.ma.maximum_fill_valu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inimum_fill_value.html" xlink:type="simple">numpy.ma.minimum_fill_valu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et_fill_value.html" xlink:type="simple">numpy.ma.set_fill_valu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get_fill_value.html" xlink:type="simple">numpy.ma.MaskedArray.get_fill_valu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set_fill_value.html" xlink:type="simple">numpy.ma.MaskedArray.set_fill_valu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nom.html" xlink:type="simple">numpy.ma.ano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nomalies.html" xlink:type="simple">numpy.ma.anomali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verage.html" xlink:type="simple">numpy.ma.averag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njugate.html" xlink:type="simple">numpy.ma.conjuga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rrcoef.html" xlink:type="simple">numpy.ma.corrcoef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ov.html" xlink:type="simple">numpy.ma.cov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umsum.html" xlink:type="simple">numpy.ma.cumsu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umprod.html" xlink:type="simple">numpy.ma.cumpro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ean.html" xlink:type="simple">numpy.ma.mea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edian.html" xlink:type="simple">numpy.ma.media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power.html" xlink:type="simple">numpy.ma.pow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prod.html" xlink:type="simple">numpy.ma.pro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td.html" xlink:type="simple">numpy.ma.st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um.html" xlink:type="simple">numpy.ma.su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var.html" xlink:type="simple">numpy.ma.va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anom.html" xlink:type="simple">numpy.ma.MaskedArray.ano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cumprod.html" xlink:type="simple">numpy.ma.MaskedArray.cumpro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cumsum.html" xlink:type="simple">numpy.ma.MaskedArray.cumsu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mean.html" xlink:type="simple">numpy.ma.MaskedArray.mea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prod.html" xlink:type="simple">numpy.ma.MaskedArray.pro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std.html" xlink:type="simple">numpy.ma.MaskedArray.st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sum.html" xlink:type="simple">numpy.ma.MaskedArray.su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var.html" xlink:type="simple">numpy.ma.MaskedArray.va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rgmax.html" xlink:type="simple">numpy.ma.argma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rgmin.html" xlink:type="simple">numpy.ma.argm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x.html" xlink:type="simple">numpy.ma.ma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in.html" xlink:type="simple">numpy.ma.m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ptp.html" xlink:type="simple">numpy.ma.pt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diff.html" xlink:type="simple">numpy.ma.diff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argmax.html" xlink:type="simple">numpy.ma.MaskedArray.argma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argmin.html" xlink:type="simple">numpy.ma.MaskedArray.argm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max.html" xlink:type="simple">numpy.ma.MaskedArray.ma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min.html" xlink:type="simple">numpy.ma.MaskedArray.m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ptp.html" xlink:type="simple">numpy.ma.MaskedArray.pt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rgsort.html" xlink:type="simple">numpy.ma.argsor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ort.html" xlink:type="simple">numpy.ma.sor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argsort.html" xlink:type="simple">numpy.ma.MaskedArray.argsor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sort.html" xlink:type="simple">numpy.ma.MaskedArray.sor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diag.html" xlink:type="simple">numpy.ma.dia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dot.html" xlink:type="simple">numpy.ma.do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identity.html" xlink:type="simple">numpy.ma.identit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inner.html" xlink:type="simple">numpy.ma.inn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innerproduct.html" xlink:type="simple">numpy.ma.innerproduc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outer.html" xlink:type="simple">numpy.ma.out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outerproduct.html" xlink:type="simple">numpy.ma.outerproduc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trace.html" xlink:type="simple">numpy.ma.trac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transpose.html" xlink:type="simple">numpy.ma.transpos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trace.html" xlink:type="simple">numpy.ma.MaskedArray.trac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transpose.html" xlink:type="simple">numpy.ma.MaskedArray.transpos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vander.html" xlink:type="simple">numpy.ma.vand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polyfit.html" xlink:type="simple">numpy.ma.polyf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round.html" xlink:type="simple">numpy.ma.arou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lip.html" xlink:type="simple">numpy.ma.cli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round.html" xlink:type="simple">numpy.ma.rou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clip.html" xlink:type="simple">numpy.ma.MaskedArray.cli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MaskedArray.round.html" xlink:type="simple">numpy.ma.MaskedArray.rou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intersect1d.html" xlink:type="simple">numpy.ma.intersect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etdiff1d.html" xlink:type="simple">numpy.ma.setdiff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setxor1d.html" xlink:type="simple">numpy.ma.setxor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union1d.html" xlink:type="simple">numpy.ma.union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llequal.html" xlink:type="simple">numpy.ma.all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llclose.html" xlink:type="simple">numpy.ma.allclos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pply_along_axis.html" xlink:type="simple">numpy.ma.apply_along_axi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pply_over_axes.html" xlink:type="simple">numpy.ma.apply_over_ax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arange.html" xlink:type="simple">numpy.ma.arang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choose.html" xlink:type="simple">numpy.ma.choos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ediff1d.html" xlink:type="simple">numpy.ma.ediff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indices.html" xlink:type="simple">numpy.ma.indic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.where.html" xlink:type="simple">numpy.ma.wher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in.html" xlink:type="simple">numpy.s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s.html" xlink:type="simple">numpy.co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an.html" xlink:type="simple">numpy.ta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csin.html" xlink:type="simple">numpy.arcs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ccos.html" xlink:type="simple">numpy.arcco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ctan.html" xlink:type="simple">numpy.arcta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hypot.html" xlink:type="simple">numpy.hypo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ctan2.html" xlink:type="simple">numpy.arctan2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egrees.html" xlink:type="simple">numpy.degre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adians.html" xlink:type="simple">numpy.radian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unwrap.html" xlink:type="simple">numpy.unwra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eg2rad.html" xlink:type="simple">numpy.deg2ra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ad2deg.html" xlink:type="simple">numpy.rad2de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inh.html" xlink:type="simple">numpy.sinh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sh.html" xlink:type="simple">numpy.cosh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anh.html" xlink:type="simple">numpy.tanh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csinh.html" xlink:type="simple">numpy.arcsinh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ccosh.html" xlink:type="simple">numpy.arccosh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ctanh.html" xlink:type="simple">numpy.arctanh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ound.html" xlink:type="simple">numpy.rou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ound.html" xlink:type="simple">numpy.arou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int.html" xlink:type="simple">numpy.rin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ix.html" xlink:type="simple">numpy.fi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loor.html" xlink:type="simple">numpy.floo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eil.html" xlink:type="simple">numpy.cei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runc.html" xlink:type="simple">numpy.trunc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rod.html" xlink:type="simple">numpy.pro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um.html" xlink:type="simple">numpy.su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prod.html" xlink:type="simple">numpy.nanpro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sum.html" xlink:type="simple">numpy.nansu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umprod.html" xlink:type="simple">numpy.cumpro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umsum.html" xlink:type="simple">numpy.cumsu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cumprod.html" xlink:type="simple">numpy.nancumpro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cumsum.html" xlink:type="simple">numpy.nancumsu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ff.html" xlink:type="simple">numpy.diff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diff1d.html" xlink:type="simple">numpy.ediff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gradient.html" xlink:type="simple">numpy.gradien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ross.html" xlink:type="simple">numpy.cros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rapz.html" xlink:type="simple">numpy.trapz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xp.html" xlink:type="simple">numpy.ex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xpm1.html" xlink:type="simple">numpy.expm1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xp2.html" xlink:type="simple">numpy.exp2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g.html" xlink:type="simple">numpy.lo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g10.html" xlink:type="simple">numpy.log10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g2.html" xlink:type="simple">numpy.log2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g1p.html" xlink:type="simple">numpy.log1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gaddexp.html" xlink:type="simple">numpy.logaddex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ogaddexp2.html" xlink:type="simple">numpy.logaddexp2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0.html" xlink:type="simple">numpy.i0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inc.html" xlink:type="simple">numpy.sinc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ignbit.html" xlink:type="simple">numpy.signb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pysign.html" xlink:type="simple">numpy.copysig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rexp.html" xlink:type="simple">numpy.frex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dexp.html" xlink:type="simple">numpy.ldex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extafter.html" xlink:type="simple">numpy.nextaft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pacing.html" xlink:type="simple">numpy.spacin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cm.html" xlink:type="simple">numpy.lc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gcd.html" xlink:type="simple">numpy.gc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dd.html" xlink:type="simple">numpy.ad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eciprocal.html" xlink:type="simple">numpy.reciproc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sitive.html" xlink:type="simple">numpy.positiv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egative.html" xlink:type="simple">numpy.negativ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ultiply.html" xlink:type="simple">numpy.multipl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vide.html" xlink:type="simple">numpy.divid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wer.html" xlink:type="simple">numpy.pow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ubtract.html" xlink:type="simple">numpy.subtrac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rue_divide.html" xlink:type="simple">numpy.true_divid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loor_divide.html" xlink:type="simple">numpy.floor_divid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loat_power.html" xlink:type="simple">numpy.float_pow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mod.html" xlink:type="simple">numpy.fmo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od.html" xlink:type="simple">numpy.mo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odf.html" xlink:type="simple">numpy.modf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emainder.html" xlink:type="simple">numpy.remaind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vmod.html" xlink:type="simple">numpy.divmo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ngle.html" xlink:type="simple">numpy.ang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eal.html" xlink:type="simple">numpy.re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mag.html" xlink:type="simple">numpy.ima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nj.html" xlink:type="simple">numpy.conj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njugate.html" xlink:type="simple">numpy.conjuga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ximum.html" xlink:type="simple">numpy.maximu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x.html" xlink:type="simple">numpy.ma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max.html" xlink:type="simple">numpy.ama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max.html" xlink:type="simple">numpy.fma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max.html" xlink:type="simple">numpy.nanma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inimum.html" xlink:type="simple">numpy.minimu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in.html" xlink:type="simple">numpy.m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min.html" xlink:type="simple">numpy.am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min.html" xlink:type="simple">numpy.fm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min.html" xlink:type="simple">numpy.nanm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nvolve.html" xlink:type="simple">numpy.convolv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lip.html" xlink:type="simple">numpy.cli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qrt.html" xlink:type="simple">numpy.sqr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brt.html" xlink:type="simple">numpy.cbr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quare.html" xlink:type="simple">numpy.squar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bsolute.html" xlink:type="simple">numpy.absolu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abs.html" xlink:type="simple">numpy.fab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ign.html" xlink:type="simple">numpy.sig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heaviside.html" xlink:type="simple">numpy.heavisid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_to_num.html" xlink:type="simple">numpy.nan_to_nu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eal_if_close.html" xlink:type="simple">numpy.real_if_clos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nterp.html" xlink:type="simple">numpy.inter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tlib.empty.html" xlink:type="simple">numpy.matlib.empt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tlib.zeros.html" xlink:type="simple">numpy.matlib.zero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tlib.ones.html" xlink:type="simple">numpy.matlib.on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tlib.eye.html" xlink:type="simple">numpy.matlib.ey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tlib.identity.html" xlink:type="simple">numpy.matlib.identit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tlib.repmat.html" xlink:type="simple">numpy.matlib.repma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tlib.rand.html" xlink:type="simple">numpy.matlib.ra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tlib.randn.html" xlink:type="simple">numpy.matlib.rand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etbufsize.html" xlink:type="simple">numpy.setbufsiz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getbufsize.html" xlink:type="simple">numpy.getbufsiz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hares_memory.html" xlink:type="simple">numpy.shares_memor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ay_share_memory.html" xlink:type="simple">numpy.may_share_memor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yte_bounds.html" xlink:type="simple">numpy.byte_bound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lib.mixins.NDArrayOperatorsMixin.html" xlink:type="simple">numpy.lib.mixins.NDArrayOperatorsMix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b.NumpyVersion.html" xlink:type="simple">numpy.lib.NumpyVers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get_include.html" xlink:type="simple">numpy.get_includ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how_config.html" xlink:type="simple">numpy.show_confi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how_runtime.html" xlink:type="simple">numpy.show_runtim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eprecate.html" xlink:type="simple">numpy.depreca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eprecate_with_doc.html" xlink:type="simple">numpy.deprecate_with_doc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roadcast_shapes.html" xlink:type="simple">numpy.broadcast_shap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who.html" xlink:type="simple">numpy.wh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sp.html" xlink:type="simple">numpy.dis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xceptions.ComplexWarning.html" xlink:type="simple">numpy.exceptions.ComplexWarning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exceptions.VisibleDeprecationWarning.html" xlink:type="simple">numpy.exceptions.VisibleDeprecationWarnin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xceptions.AxisError.html" xlink:type="simple">numpy.exceptions.AxisError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exceptions.DTypePromotionError.html" xlink:type="simple">numpy.exceptions.DTypePromotionErro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xceptions.TooHardError.html" xlink:type="simple">numpy.exceptions.TooHardErro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ad.html" xlink:type="simple">numpy.pad </text:a>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nomial.html" xlink:type="simple">numpy.polynomial.polynomial.Polynomial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domain.html" xlink:type="simple">numpy.polynomial.polynomial.polydomain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zero.html" xlink:type="simple">numpy.polynomial.polynomial.polyzero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one.html" xlink:type="simple">numpy.polynomial.polynomial.polyon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polynomial.polyx.html" xlink:type="simple">numpy.polynomial.polynomial.polyx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add.html" xlink:type="simple">numpy.polynomial.polynomial.polyad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sub.html" xlink:type="simple">numpy.polynomial.polynomial.polysub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mulx.html" xlink:type="simple">numpy.polynomial.polynomial.polymulx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mul.html" xlink:type="simple">numpy.polynomial.polynomial.polymul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div.html" xlink:type="simple">numpy.polynomial.polynomial.polydiv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pow.html" xlink:type="simple">numpy.polynomial.polynomial.polypow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val.html" xlink:type="simple">numpy.polynomial.polynomial.polyval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val2d.html" xlink:type="simple">numpy.polynomial.polynomial.polyval2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val3d.html" xlink:type="simple">numpy.polynomial.polynomial.polyval3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grid2d.html" xlink:type="simple">numpy.polynomial.polynomial.polygrid2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grid3d.html" xlink:type="simple">numpy.polynomial.polynomial.polygrid3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der.html" xlink:type="simple">numpy.polynomial.polynomial.polyd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polynomial.polyint.html" xlink:type="simple">numpy.polynomial.polynomial.polyin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fromroots.html" xlink:type="simple">numpy.polynomial.polynomial.polyfromroot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roots.html" xlink:type="simple">numpy.polynomial.polynomial.polyroot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valfromroots.html" xlink:type="simple">numpy.polynomial.polynomial.polyvalfromroot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vander.html" xlink:type="simple">numpy.polynomial.polynomial.polyvander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vander2d.html" xlink:type="simple">numpy.polynomial.polynomial.polyvander2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vander3d.html" xlink:type="simple">numpy.polynomial.polynomial.polyvander3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companion.html" xlink:type="simple">numpy.polynomial.polynomial.polycompan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polynomial.polyfit.html" xlink:type="simple">numpy.polynomial.polynomial.polyfi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trim.html" xlink:type="simple">numpy.polynomial.polynomial.polytrim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nomial.polyline.html" xlink:type="simple">numpy.polynomial.polynomial.polyline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yshev.html" xlink:type="simple">numpy.polynomial.chebyshev.Chebyshev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domain.html" xlink:type="simple">numpy.polynomial.chebyshev.chebdomain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zero.html" xlink:type="simple">numpy.polynomial.chebyshev.chebzer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chebyshev.chebone.html" xlink:type="simple">numpy.polynomial.chebyshev.chebon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chebyshev.chebx.html" xlink:type="simple">numpy.polynomial.chebyshev.cheb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chebyshev.chebadd.html" xlink:type="simple">numpy.polynomial.chebyshev.chebad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chebyshev.chebsub.html" xlink:type="simple">numpy.polynomial.chebyshev.chebsub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mulx.html" xlink:type="simple">numpy.polynomial.chebyshev.chebmulx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mul.html" xlink:type="simple">numpy.polynomial.chebyshev.chebmu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chebyshev.chebdiv.html" xlink:type="simple">numpy.polynomial.chebyshev.chebdiv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pow.html" xlink:type="simple">numpy.polynomial.chebyshev.chebpow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chebyshev.chebval.html" xlink:type="simple">numpy.polynomial.chebyshev.chebval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val2d.html" xlink:type="simple">numpy.polynomial.chebyshev.chebval2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val3d.html" xlink:type="simple">numpy.polynomial.chebyshev.chebval3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grid2d.html" xlink:type="simple">numpy.polynomial.chebyshev.chebgrid2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grid3d.html" xlink:type="simple">numpy.polynomial.chebyshev.chebgrid3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chebyshev.chebder.html" xlink:type="simple">numpy.polynomial.chebyshev.chebd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chebyshev.chebint.html" xlink:type="simple">numpy.polynomial.chebyshev.chebin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fromroots.html" xlink:type="simple">numpy.polynomial.chebyshev.chebfromroot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roots.html" xlink:type="simple">numpy.polynomial.chebyshev.chebroot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vander.html" xlink:type="simple">numpy.polynomial.chebyshev.chebvander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vander2d.html" xlink:type="simple">numpy.polynomial.chebyshev.chebvander2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vander3d.html" xlink:type="simple">numpy.polynomial.chebyshev.chebvander3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gauss.html" xlink:type="simple">numpy.polynomial.chebyshev.chebgaus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weight.html" xlink:type="simple">numpy.polynomial.chebyshev.chebweigh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companion.html" xlink:type="simple">numpy.polynomial.chebyshev.chebcompan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chebyshev.chebfit.html" xlink:type="simple">numpy.polynomial.chebyshev.chebfi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pts1.html" xlink:type="simple">numpy.polynomial.chebyshev.chebpts1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pts2.html" xlink:type="simple">numpy.polynomial.chebyshev.chebpts2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trim.html" xlink:type="simple">numpy.polynomial.chebyshev.chebtrim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line.html" xlink:type="simple">numpy.polynomial.chebyshev.chebline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2poly.html" xlink:type="simple">numpy.polynomial.chebyshev.cheb2poly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poly2cheb.html" xlink:type="simple">numpy.polynomial.chebyshev.poly2cheb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chebyshev.chebinterpolate.html" xlink:type="simple">numpy.polynomial.chebyshev.chebinterpola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ite.html" xlink:type="simple">numpy.polynomial.hermite.Hermite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.hermdomain.html" xlink:type="simple">numpy.polynomial.hermite.hermdoma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zero.html" xlink:type="simple">numpy.polynomial.hermite.hermzer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one.html" xlink:type="simple">numpy.polynomial.hermite.hermon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x.html" xlink:type="simple">numpy.polynomial.hermite.herm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add.html" xlink:type="simple">numpy.polynomial.hermite.hermad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sub.html" xlink:type="simple">numpy.polynomial.hermite.hermsub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mulx.html" xlink:type="simple">numpy.polynomial.hermite.hermmul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mul.html" xlink:type="simple">numpy.polynomial.hermite.hermmu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div.html" xlink:type="simple">numpy.polynomial.hermite.hermdiv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pow.html" xlink:type="simple">numpy.polynomial.hermite.hermpow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val.html" xlink:type="simple">numpy.polynomial.hermite.hermv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val2d.html" xlink:type="simple">numpy.polynomial.hermite.hermval2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val3d.html" xlink:type="simple">numpy.polynomial.hermite.hermval3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grid2d.html" xlink:type="simple">numpy.polynomial.hermite.hermgrid2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grid3d.html" xlink:type="simple">numpy.polynomial.hermite.hermgrid3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der.html" xlink:type="simple">numpy.polynomial.hermite.hermd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int.html" xlink:type="simple">numpy.polynomial.hermite.hermin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.hermfromroots.html" xlink:type="simple">numpy.polynomial.hermite.hermfromroot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roots.html" xlink:type="simple">numpy.polynomial.hermite.hermroot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.hermvander.html" xlink:type="simple">numpy.polynomial.hermite.hermvander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.hermvander2d.html" xlink:type="simple">numpy.polynomial.hermite.hermvander2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.hermvander3d.html" xlink:type="simple">numpy.polynomial.hermite.hermvander3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gauss.html" xlink:type="simple">numpy.polynomial.hermite.hermgaus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.hermweight.html" xlink:type="simple">numpy.polynomial.hermite.hermweigh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.hermcompanion.html" xlink:type="simple">numpy.polynomial.hermite.hermcompan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fit.html" xlink:type="simple">numpy.polynomial.hermite.hermf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trim.html" xlink:type="simple">numpy.polynomial.hermite.hermtri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line.html" xlink:type="simple">numpy.polynomial.hermite.hermlin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herm2poly.html" xlink:type="simple">numpy.polynomial.hermite.herm2pol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.poly2herm.html" xlink:type="simple">numpy.polynomial.hermite.poly2herm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iteE.html" xlink:type="simple">numpy.polynomial.hermite_e.HermiteE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domain.html" xlink:type="simple">numpy.polynomial.hermite_e.hermedomain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zero.html" xlink:type="simple">numpy.polynomial.hermite_e.hermezero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one.html" xlink:type="simple">numpy.polynomial.hermite_e.hermeon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_e.hermex.html" xlink:type="simple">numpy.polynomial.hermite_e.hermex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add.html" xlink:type="simple">numpy.polynomial.hermite_e.hermead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sub.html" xlink:type="simple">numpy.polynomial.hermite_e.hermesub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mulx.html" xlink:type="simple">numpy.polynomial.hermite_e.hermemulx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mul.html" xlink:type="simple">numpy.polynomial.hermite_e.hermemul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div.html" xlink:type="simple">numpy.polynomial.hermite_e.hermediv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pow.html" xlink:type="simple">numpy.polynomial.hermite_e.hermepow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_e.hermeval.html" xlink:type="simple">numpy.polynomial.hermite_e.hermeval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val2d.html" xlink:type="simple">numpy.polynomial.hermite_e.hermeval2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val3d.html" xlink:type="simple">numpy.polynomial.hermite_e.hermeval3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grid2d.html" xlink:type="simple">numpy.polynomial.hermite_e.hermegrid2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grid3d.html" xlink:type="simple">numpy.polynomial.hermite_e.hermegrid3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_e.hermeder.html" xlink:type="simple">numpy.polynomial.hermite_e.hermed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_e.hermeint.html" xlink:type="simple">numpy.polynomial.hermite_e.hermein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fromroots.html" xlink:type="simple">numpy.polynomial.hermite_e.hermefromroot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roots.html" xlink:type="simple">numpy.polynomial.hermite_e.hermeroot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vander.html" xlink:type="simple">numpy.polynomial.hermite_e.hermevander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vander2d.html" xlink:type="simple">numpy.polynomial.hermite_e.hermevander2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vander3d.html" xlink:type="simple">numpy.polynomial.hermite_e.hermevander3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gauss.html" xlink:type="simple">numpy.polynomial.hermite_e.hermegaus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weight.html" xlink:type="simple">numpy.polynomial.hermite_e.hermeweigh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companion.html" xlink:type="simple">numpy.polynomial.hermite_e.hermecompan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hermite_e.hermefit.html" xlink:type="simple">numpy.polynomial.hermite_e.hermefi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trim.html" xlink:type="simple">numpy.polynomial.hermite_e.hermetrim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line.html" xlink:type="simple">numpy.polynomial.hermite_e.hermeline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herme2poly.html" xlink:type="simple">numpy.polynomial.hermite_e.herme2poly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hermite_e.poly2herme.html" xlink:type="simple">numpy.polynomial.hermite_e.poly2herm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uerre.html" xlink:type="simple">numpy.polynomial.laguerre.Laguerr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domain.html" xlink:type="simple">numpy.polynomial.laguerre.lagdoma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zero.html" xlink:type="simple">numpy.polynomial.laguerre.lagzer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one.html" xlink:type="simple">numpy.polynomial.laguerre.lagon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x.html" xlink:type="simple">numpy.polynomial.laguerre.lag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add.html" xlink:type="simple">numpy.polynomial.laguerre.lagad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sub.html" xlink:type="simple">numpy.polynomial.laguerre.lagsub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mulx.html" xlink:type="simple">numpy.polynomial.laguerre.lagmul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mul.html" xlink:type="simple">numpy.polynomial.laguerre.lagmu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div.html" xlink:type="simple">numpy.polynomial.laguerre.lagdiv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pow.html" xlink:type="simple">numpy.polynomial.laguerre.lagpow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val.html" xlink:type="simple">numpy.polynomial.laguerre.lagv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val2d.html" xlink:type="simple">numpy.polynomial.laguerre.lagval2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val3d.html" xlink:type="simple">numpy.polynomial.laguerre.lagval3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grid2d.html" xlink:type="simple">numpy.polynomial.laguerre.laggrid2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grid3d.html" xlink:type="simple">numpy.polynomial.laguerre.laggrid3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der.html" xlink:type="simple">numpy.polynomial.laguerre.lagd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int.html" xlink:type="simple">numpy.polynomial.laguerre.lagin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laguerre.lagfromroots.html" xlink:type="simple">numpy.polynomial.laguerre.lagfromroot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roots.html" xlink:type="simple">numpy.polynomial.laguerre.lagroot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vander.html" xlink:type="simple">numpy.polynomial.laguerre.lagvander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laguerre.lagvander2d.html" xlink:type="simple">numpy.polynomial.laguerre.lagvander2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laguerre.lagvander3d.html" xlink:type="simple">numpy.polynomial.laguerre.lagvander3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gauss.html" xlink:type="simple">numpy.polynomial.laguerre.laggaus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weight.html" xlink:type="simple">numpy.polynomial.laguerre.lagweigh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laguerre.lagcompanion.html" xlink:type="simple">numpy.polynomial.laguerre.lagcompan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fit.html" xlink:type="simple">numpy.polynomial.laguerre.lagf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trim.html" xlink:type="simple">numpy.polynomial.laguerre.lagtri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line.html" xlink:type="simple">numpy.polynomial.laguerre.laglin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lag2poly.html" xlink:type="simple">numpy.polynomial.laguerre.lag2pol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aguerre.poly2lag.html" xlink:type="simple">numpy.polynomial.laguerre.poly2la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endre.html" xlink:type="simple">numpy.polynomial.legendre.Legendre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legendre.legdomain.html" xlink:type="simple">numpy.polynomial.legendre.legdoma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zero.html" xlink:type="simple">numpy.polynomial.legendre.legzer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one.html" xlink:type="simple">numpy.polynomial.legendre.legon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x.html" xlink:type="simple">numpy.polynomial.legendre.leg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add.html" xlink:type="simple">numpy.polynomial.legendre.legad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sub.html" xlink:type="simple">numpy.polynomial.legendre.legsub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mulx.html" xlink:type="simple">numpy.polynomial.legendre.legmul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mul.html" xlink:type="simple">numpy.polynomial.legendre.legmu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div.html" xlink:type="simple">numpy.polynomial.legendre.legdiv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pow.html" xlink:type="simple">numpy.polynomial.legendre.legpow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val.html" xlink:type="simple">numpy.polynomial.legendre.legv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val2d.html" xlink:type="simple">numpy.polynomial.legendre.legval2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val3d.html" xlink:type="simple">numpy.polynomial.legendre.legval3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grid2d.html" xlink:type="simple">numpy.polynomial.legendre.leggrid2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grid3d.html" xlink:type="simple">numpy.polynomial.legendre.leggrid3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der.html" xlink:type="simple">numpy.polynomial.legendre.legd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int.html" xlink:type="simple">numpy.polynomial.legendre.legin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legendre.legfromroots.html" xlink:type="simple">numpy.polynomial.legendre.legfromroot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roots.html" xlink:type="simple">numpy.polynomial.legendre.legroot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vander.html" xlink:type="simple">numpy.polynomial.legendre.legvander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legendre.legvander2d.html" xlink:type="simple">numpy.polynomial.legendre.legvander2d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legendre.legvander3d.html" xlink:type="simple">numpy.polynomial.legendre.legvander3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gauss.html" xlink:type="simple">numpy.polynomial.legendre.leggaus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weight.html" xlink:type="simple">numpy.polynomial.legendre.legweight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legendre.legcompanion.html" xlink:type="simple">numpy.polynomial.legendre.legcompan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fit.html" xlink:type="simple">numpy.polynomial.legendre.legf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trim.html" xlink:type="simple">numpy.polynomial.legendre.legtri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line.html" xlink:type="simple">numpy.polynomial.legendre.leglin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leg2poly.html" xlink:type="simple">numpy.polynomial.legendre.leg2pol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legendre.poly2leg.html" xlink:type="simple">numpy.polynomial.legendre.poly2leg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utils.RankWarning.html" xlink:type="simple">numpy.polynomial.polyutils.RankWarnin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polyutils.as_series.html" xlink:type="simple">numpy.polynomial.polyutils.as_seri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polyutils.trimseq.html" xlink:type="simple">numpy.polynomial.polyutils.trimseq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polyutils.trimcoef.html" xlink:type="simple">numpy.polynomial.polyutils.trimcoef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utils.getdomain.html" xlink:type="simple">numpy.polynomial.polyutils.getdomain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polynomial.polyutils.mapdomain.html" xlink:type="simple">numpy.polynomial.polyutils.mapdoma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nomial.polyutils.mapparms.html" xlink:type="simple">numpy.polynomial.polyutils.mapparm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1d.html" xlink:type="simple">numpy.poly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val.html" xlink:type="simple">numpy.polyv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.html" xlink:type="simple">numpy.pol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oots.html" xlink:type="simple">numpy.root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fit.html" xlink:type="simple">numpy.polyfi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der.html" xlink:type="simple">numpy.polyd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int.html" xlink:type="simple">numpy.polyin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add.html" xlink:type="simple">numpy.polyad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div.html" xlink:type="simple">numpy.polydiv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mul.html" xlink:type="simple">numpy.polymu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olysub.html" xlink:type="simple">numpy.polysub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RankWarning.html" xlink:type="simple">numpy.RankWarnin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bit_generator.html" xlink:type="simple">numpy.random.Generator.bit_generato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spawn.html" xlink:type="simple">numpy.random.Generator.spaw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integers.html" xlink:type="simple">numpy.random.Generator.integer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random.html" xlink:type="simple">numpy.random.Generator.rando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choice.html" xlink:type="simple">numpy.random.Generator.choic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bytes.html" xlink:type="simple">numpy.random.Generator.byt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shuffle.html" xlink:type="simple">numpy.random.Generator.shuff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permutation.html" xlink:type="simple">numpy.random.Generator.permutat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permuted.html" xlink:type="simple">numpy.random.Generator.permute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beta.html" xlink:type="simple">numpy.random.Generator.beta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binomial.html" xlink:type="simple">numpy.random.Generator.binomi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chisquare.html" xlink:type="simple">numpy.random.Generator.chisquar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dirichlet.html" xlink:type="simple">numpy.random.Generator.dirichle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exponential.html" xlink:type="simple">numpy.random.Generator.exponenti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f.html" xlink:type="simple">numpy.random.Generator.f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gamma.html" xlink:type="simple">numpy.random.Generator.gamma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geometric.html" xlink:type="simple">numpy.random.Generator.geometric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gumbel.html" xlink:type="simple">numpy.random.Generator.gumbel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random/generated/numpy.random.Generator.hypergeometric.html" xlink:type="simple">numpy.random.Generator.hypergeometric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laplace.html" xlink:type="simple">numpy.random.Generator.laplac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logistic.html" xlink:type="simple">numpy.random.Generator.logistic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lognormal.html" xlink:type="simple">numpy.random.Generator.lognorm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logseries.html" xlink:type="simple">numpy.random.Generator.logseri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multinomial.html" xlink:type="simple">numpy.random.Generator.multinomial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random/generated/numpy.random.Generator.multivariate_hypergeometric.html" xlink:type="simple">numpy.random.Generator.multivariate_hypergeometric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random/generated/numpy.random.Generator.multivariate_normal.html" xlink:type="simple">numpy.random.Generator.multivariate_normal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random/generated/numpy.random.Generator.negative_binomial.html" xlink:type="simple">numpy.random.Generator.negative_binomial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random/generated/numpy.random.Generator.noncentral_chisquare.html" xlink:type="simple">numpy.random.Generator.noncentral_chisquar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noncentral_f.html" xlink:type="simple">numpy.random.Generator.noncentral_f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normal.html" xlink:type="simple">numpy.random.Generator.norm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pareto.html" xlink:type="simple">numpy.random.Generator.paret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poisson.html" xlink:type="simple">numpy.random.Generator.poiss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power.html" xlink:type="simple">numpy.random.Generator.pow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rayleigh.html" xlink:type="simple">numpy.random.Generator.rayleigh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random/generated/numpy.random.Generator.standard_cauchy.html" xlink:type="simple">numpy.random.Generator.standard_cauchy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random/generated/numpy.random.Generator.standard_exponential.html" xlink:type="simple">numpy.random.Generator.standard_exponential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random/generated/numpy.random.Generator.standard_gamma.html" xlink:type="simple">numpy.random.Generator.standard_gamma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random/generated/numpy.random.Generator.standard_normal.html" xlink:type="simple">numpy.random.Generator.standard_norm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standard_t.html" xlink:type="simple">numpy.random.Generator.standard_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triangular.html" xlink:type="simple">numpy.random.Generator.triangula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uniform.html" xlink:type="simple">numpy.random.Generator.unifor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vonmises.html" xlink:type="simple">numpy.random.Generator.vonmis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wald.html" xlink:type="simple">numpy.random.Generator.wal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weibull.html" xlink:type="simple">numpy.random.Generator.weibul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random/generated/numpy.random.Generator.zipf.html" xlink:type="simple">numpy.random.Generator.zipf </text:a> </text:p>
          </table:table-cell>
        </table:table-row>
        <table:table-row table:style-name="ro2">
          <table:table-cell table:style-name="ce2" office:value-type="string" calcext:value-type="string">
            <text:p>numpy.random.BitGenerator</text:p>
          </table:table-cell>
        </table:table-row>
        <table:table-row table:style-name="ro2">
          <table:table-cell office:value-type="string" calcext:value-type="string">
            <text:p>numpy.random.MT19937</text:p>
          </table:table-cell>
        </table:table-row>
        <table:table-row table:style-name="ro2">
          <table:table-cell table:style-name="ce2" office:value-type="string" calcext:value-type="string">
            <text:p>numpy.random.PCG64</text:p>
          </table:table-cell>
        </table:table-row>
        <table:table-row table:style-name="ro2">
          <table:table-cell table:style-name="ce2" office:value-type="string" calcext:value-type="string">
            <text:p>numpy.random.PCG64DXSM</text:p>
          </table:table-cell>
        </table:table-row>
        <table:table-row table:style-name="ro2">
          <table:table-cell office:value-type="string" calcext:value-type="string">
            <text:p>numpy.random.Philox</text:p>
          </table:table-cell>
        </table:table-row>
        <table:table-row table:style-name="ro2">
          <table:table-cell office:value-type="string" calcext:value-type="string">
            <text:p>numpy.random.SFC64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ib.arraysetops.html" xlink:type="simple">numpy.lib.arraysetop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unique.html" xlink:type="simple">numpy.uniqu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n1d.html" xlink:type="simple">numpy.in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ntersect1d.html" xlink:type="simple">numpy.intersect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isin.html" xlink:type="simple">numpy.is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etdiff1d.html" xlink:type="simple">numpy.setdiff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etxor1d.html" xlink:type="simple">numpy.setxor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union1d.html" xlink:type="simple">numpy.union1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ort.html" xlink:type="simple">numpy.sor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lexsort.html" xlink:type="simple">numpy.lexsor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gsort.html" xlink:type="simple">numpy.argsor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darray.sort.html" xlink:type="simple">numpy.ndarray.sor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ort_complex.html" xlink:type="simple">numpy.sort_comple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artition.html" xlink:type="simple">numpy.partit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gpartition.html" xlink:type="simple">numpy.argpartit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gmax.html" xlink:type="simple">numpy.argma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argmax.html" xlink:type="simple">numpy.nanargma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gmin.html" xlink:type="simple">numpy.argm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argmin.html" xlink:type="simple">numpy.nanargmi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rgwhere.html" xlink:type="simple">numpy.argwher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onzero.html" xlink:type="simple">numpy.nonzer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flatnonzero.html" xlink:type="simple">numpy.flatnonzer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where.html" xlink:type="simple">numpy.wher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earchsorted.html" xlink:type="simple">numpy.searchsorte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extract.html" xlink:type="simple">numpy.extrac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unt_nonzero.html" xlink:type="simple">numpy.count_nonzero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tp.html" xlink:type="simple">numpy.pt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percentile.html" xlink:type="simple">numpy.percenti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percentile.html" xlink:type="simple">numpy.nanpercenti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quantile.html" xlink:type="simple">numpy.quanti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quantile.html" xlink:type="simple">numpy.nanquanti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edian.html" xlink:type="simple">numpy.media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average.html" xlink:type="simple">numpy.averag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mean.html" xlink:type="simple">numpy.mea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std.html" xlink:type="simple">numpy.st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var.html" xlink:type="simple">numpy.va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median.html" xlink:type="simple">numpy.nanmedia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mean.html" xlink:type="simple">numpy.nanmea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std.html" xlink:type="simple">numpy.nanst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nanvar.html" xlink:type="simple">numpy.nanva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rrcoef.html" xlink:type="simple">numpy.corrcoef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rrelate.html" xlink:type="simple">numpy.correlat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cov.html" xlink:type="simple">numpy.cov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histogram.html" xlink:type="simple">numpy.histogram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histogram2d.html" xlink:type="simple">numpy.histogram2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histogramdd.html" xlink:type="simple">numpy.histogramd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incount.html" xlink:type="simple">numpy.bincoun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histogram_bin_edges.html" xlink:type="simple">numpy.histogram_bin_edg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gitize.html" xlink:type="simple">numpy.digitiz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allclose.html" xlink:type="simple">numpy.testing.assert_allclose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testing.assert_array_almost_equal_nulp.html" xlink:type="simple">numpy.testing.assert_array_almost_equal_nul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array_max_ulp.html" xlink:type="simple">numpy.testing.assert_array_max_ulp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array_equal.html" xlink:type="simple">numpy.testing.assert_array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array_less.html" xlink:type="simple">numpy.testing.assert_array_les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equal.html" xlink:type="simple">numpy.testing.assert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raises.html" xlink:type="simple">numpy.testing.assert_rais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raises_regex.html" xlink:type="simple">numpy.testing.assert_raises_regex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warns.html" xlink:type="simple">numpy.testing.assert_warn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no_warnings.html" xlink:type="simple">numpy.testing.assert_no_warning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no_gc_cycles.html" xlink:type="simple">numpy.testing.assert_no_gc_cycle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string_equal.html" xlink:type="simple">numpy.testing.assert_string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.html" xlink:type="simple">numpy.testing.assert_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almost_equal.html" xlink:type="simple">numpy.testing.assert_almost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assert_approx_equal.html" xlink:type="simple">numpy.testing.assert_approx_equal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testing.assert_array_almost_equal.html" xlink:type="simple">numpy.testing.assert_array_almost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print_assert_equal.html" xlink:type="simple">numpy.testing.print_assert_equal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decorate_methods.html" xlink:type="simple">numpy.testing.decorate_methods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testing.clear_and_catch_warnings.html" xlink:type="simple">numpy.testing.clear_and_catch_warning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measure.html" xlink:type="simple">numpy.testing.measur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rundocs.html" xlink:type="simple">numpy.testing.rundocs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testing.suppress_warnings.html" xlink:type="simple">numpy.testing.suppress_warnings </text:a> </text:p>
          </table:table-cell>
        </table:table-row>
        <table:table-row table:style-name="ro1">
          <table:table-cell office:value-type="string" calcext:value-type="string">
            <text:p>testing.overrides.allows_array_function_override</text:p>
          </table:table-cell>
        </table:table-row>
        <table:table-row table:style-name="ro1">
          <table:table-cell office:value-type="string" calcext:value-type="string">
            <text:p>testing.overrides.allows_array_ufunc_override</text:p>
          </table:table-cell>
        </table:table-row>
        <table:table-row table:style-name="ro1">
          <table:table-cell office:value-type="string" calcext:value-type="string">
            <text:p>testing.overrides.get_overridable_numpy_ufuncs</text:p>
          </table:table-cell>
        </table:table-row>
        <table:table-row table:style-name="ro1">
          <table:table-cell office:value-type="string" calcext:value-type="string">
            <text:p>testing.overrides.get_overridable_numpy_array_functions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artlett.html#" xlink:type="simple">numpy.bartlet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blackman.html" xlink:type="simple">numpy.blackma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hamming.html" xlink:type="simple">numpy.hammin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hanning.html" xlink:type="simple">numpy.hanning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kaiser.html" xlink:type="simple">numpy.kais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stutils.ccompiler.html" xlink:type="simple">numpy.distutils.ccompiler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stutils.ccompiler_opt.html" xlink:type="simple">numpy.distutils.ccompiler_opt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stutils.cpuinfo.cpu.html" xlink:type="simple">numpy.distutils.cpuinfo.cpu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stutils.core.Extension.html" xlink:type="simple">numpy.distutils.core.Extension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stutils.exec_command.html" xlink:type="simple">numpy.distutils.exec_command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stutils.log.set_verbosity.html" xlink:type="simple">numpy.distutils.log.set_verbosity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generated/numpy.distutils.system_info.get_info.html" xlink:type="simple">numpy.distutils.system_info.get_info </text:a> </text:p>
          </table:table-cell>
        </table:table-row>
        <table:table-row table:style-name="ro1">
          <table:table-cell office:value-type="string" calcext:value-type="string">
            <text:p><text:a xlink:href="https://numpy.org/doc/stable/reference/generated/numpy.distutils.system_info.get_standard_file.html" xlink:type="simple">numpy.distutils.system_info.get_standard_file </text:a> </text:p>
          </table:table-cell>
        </table:table-row>
        <table:table-row table:style-name="ro2">
          <table:table-cell office:value-type="string" calcext:value-type="string">
            <text:p><text:a xlink:href="https://numpy.org/doc/stable/reference/distutils_guide.html" xlink:type="simple"> 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5:40:22.476169118</meta:creation-date>
    <dc:date>2024-02-15T16:00:15.140918572</dc:date>
    <meta:editing-duration>PT19M51S</meta:editing-duration>
    <meta:editing-cycles>4</meta:editing-cycles>
    <meta:generator>LibreOffice/7.3.7.2$Linux_X86_64 LibreOffice_project/30$Build-2</meta:generator>
    <meta:document-statistic meta:table-count="1" meta:cell-count="990" meta:object-count="0"/>
  </office:meta>
</office:document-meta>
</file>